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b2b2b2" loext:opacity="100%" style:font-name="Calibri Light" fo:font-size="10pt" officeooo:rsid="000df520" officeooo:paragraph-rsid="000df520" style:font-size-asian="10pt" style:font-size-complex="10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color="#b2b2b2" loext:opacity="100%" style:font-name="Calibri Light" fo:font-size="10pt" officeooo:rsid="000df520" officeooo:paragraph-rsid="000df520" style:font-size-asian="10pt" style:font-size-complex="10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color="#b2b2b2" loext:opacity="100%" style:font-name="Calibri Light" fo:font-size="11pt" officeooo:rsid="000df520" officeooo:paragraph-rsid="000fc5a1" style:font-size-asian="11pt" style:font-size-complex="11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b2b2b2" loext:opacity="100%" style:font-name="Calibri Light" fo:font-size="9pt" officeooo:rsid="000df520" officeooo:paragraph-rsid="000df520" style:font-size-asian="9pt" style:font-size-complex="9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color="#b2b2b2" loext:opacity="100%" style:font-name="Calibri Light" fo:font-size="9pt" officeooo:rsid="000df520" officeooo:paragraph-rsid="00111109" style:font-size-asian="9pt" style:font-size-complex="9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b2b2b2" loext:opacity="100%" style:font-name="Calibri Light" fo:font-size="9pt" officeooo:rsid="000df520" officeooo:paragraph-rsid="00132abb" style:font-size-asian="9pt" style:font-size-complex="9pt"/>
    </style:style>
    <style:style style:name="P7" style:family="paragraph" style:parent-style-name="Standard">
      <style:text-properties style:font-name="Calibri Light" fo:font-size="11pt" officeooo:rsid="000df520" officeooo:paragraph-rsid="000df520" style:font-size-asian="11pt" style:font-size-complex="11pt"/>
    </style:style>
    <style:style style:name="P8" style:family="paragraph" style:parent-style-name="Standard">
      <style:text-properties style:font-name="Calibri Light" fo:font-size="11pt" officeooo:rsid="000df520" officeooo:paragraph-rsid="0011497c" style:font-size-asian="11pt" style:font-size-complex="11pt"/>
    </style:style>
    <style:style style:name="P9" style:family="paragraph" style:parent-style-name="Standard">
      <style:text-properties style:font-name="Calibri Light" fo:font-size="6pt" officeooo:rsid="000df520" officeooo:paragraph-rsid="000df520" style:font-size-asian="5.25pt" style:font-size-complex="6pt"/>
    </style:style>
    <style:style style:name="P10" style:family="paragraph" style:parent-style-name="Standard">
      <style:text-properties style:font-name="Calibri Light" fo:font-size="6pt" officeooo:rsid="000df520" officeooo:paragraph-rsid="0011497c" style:font-size-asian="5.25pt" style:font-size-complex="6pt"/>
    </style:style>
    <style:style style:name="P11" style:family="paragraph" style:parent-style-name="Standard">
      <style:text-properties style:font-name="Calibri Light" fo:font-size="10pt" officeooo:rsid="000df520" officeooo:paragraph-rsid="000df520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alibri Light" fo:font-size="13pt" fo:font-weight="bold" officeooo:rsid="000df520" officeooo:paragraph-rsid="000df520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 Light" fo:font-size="9pt" fo:font-weight="bold" officeooo:rsid="000df520" officeooo:paragraph-rsid="000df520" style:font-size-asian="7.84999990463257pt" style:font-weight-asian="bold" style:font-size-complex="9pt" style:font-weight-complex="bold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ff0000" loext:opacity="100%" style:font-name="Calibri Light" fo:font-size="10pt" officeooo:rsid="000df520" officeooo:paragraph-rsid="000df520" style:font-size-asian="10pt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ff0000" loext:opacity="100%" style:font-name="Calibri Light" fo:font-size="10pt" fo:font-weight="normal" officeooo:rsid="00111109" officeooo:paragraph-rsid="0011110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size="11pt" fo:font-weight="normal" officeooo:rsid="00111109" officeooo:paragraph-rsid="00111109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text-properties fo:color="#000000" loext:opacity="100%" officeooo:paragraph-rsid="000fc5a1"/>
    </style:style>
    <style:style style:name="P19" style:family="paragraph" style:parent-style-name="Standard">
      <style:text-properties fo:color="#000000" loext:opacity="100%" fo:font-size="6pt" style:font-size-asian="5.25pt" style:font-size-complex="6pt"/>
    </style:style>
    <style:style style:name="P20" style:family="paragraph" style:parent-style-name="Standard">
      <style:text-properties fo:color="#000000" loext:opacity="100%" style:font-name="Calibri Light" fo:font-size="6pt" officeooo:rsid="000fc5a1" officeooo:paragraph-rsid="000fc5a1" style:font-size-asian="6pt" style:font-size-complex="6pt"/>
    </style:style>
    <style:style style:name="P21" style:family="paragraph" style:parent-style-name="Standard">
      <style:text-properties fo:color="#000000" loext:opacity="100%" style:font-name="Calibri Light" fo:font-size="6pt" officeooo:rsid="000fc5a1" officeooo:paragraph-rsid="00111109" style:font-size-asian="6pt" style:font-size-complex="6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 Light" fo:font-size="6pt" officeooo:rsid="000df520" officeooo:paragraph-rsid="0011497c" style:font-size-asian="5.25pt" style:font-size-complex="6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6pt" officeooo:rsid="00121e33" officeooo:paragraph-rsid="00121e33" style:font-size-asian="5.25pt" style:font-size-complex="6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0pt" officeooo:rsid="00111109" officeooo:paragraph-rsid="00111109" style:font-size-asian="10pt" style:font-size-complex="10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 Light" fo:font-size="10pt" officeooo:rsid="000df520" officeooo:paragraph-rsid="0011497c" style:font-size-asian="10pt" style:font-size-complex="10pt"/>
    </style:style>
    <style:style style:name="P26" style:family="paragraph" style:parent-style-name="Standard">
      <style:text-properties fo:color="#000000" loext:opacity="100%" style:font-name="Calibri Light" fo:font-size="10pt" fo:font-weight="bold" officeooo:rsid="00111109" officeooo:paragraph-rsid="0011110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 Light" fo:font-size="10pt" fo:font-weight="normal" officeooo:rsid="00121e33" officeooo:paragraph-rsid="00121e3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0df520" officeooo:paragraph-rsid="0011497c" style:font-size-asian="11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121e33" officeooo:paragraph-rsid="00121e33" style:font-size-asian="11pt" style:font-size-complex="11pt"/>
    </style:style>
    <style:style style:name="P30" style:family="paragraph" style:parent-style-name="Standard">
      <style:text-properties fo:color="#000000" loext:opacity="100%" officeooo:paragraph-rsid="00111109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color="#000000" loext:opacity="100%" officeooo:paragraph-rsid="00111109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color="#666666" loext:opacity="100%" style:font-name="Calibri Light" fo:font-size="10pt" officeooo:rsid="000df520" officeooo:paragraph-rsid="00111109" style:font-size-asian="10pt" style:font-size-complex="10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color="#666666" loext:opacity="100%" style:font-name="Calibri Light" fo:font-size="6pt" officeooo:rsid="000df520" officeooo:paragraph-rsid="00111109" style:font-size-asian="5.25pt" style:font-size-complex="6pt"/>
    </style:style>
    <style:style style:name="P34" style:family="paragraph" style:parent-style-name="Standard">
      <style:text-properties fo:color="#666666" loext:opacity="100%" style:font-name="Calibri Light" fo:font-size="9pt" fo:font-weight="normal" officeooo:rsid="00121e33" officeooo:paragraph-rsid="00121e33" style:font-size-asian="9pt" style:font-weight-asian="normal" style:font-size-complex="9pt" style:font-weight-complex="normal"/>
    </style:style>
    <style:style style:name="P35" style:family="paragraph" style:parent-style-name="Standard">
      <style:text-properties fo:color="#666666" loext:opacity="100%" fo:font-size="11pt" officeooo:rsid="000df520" officeooo:paragraph-rsid="00121e33" style:font-size-asian="11pt" style:font-size-complex="11pt"/>
    </style:style>
    <style:style style:name="P36" style:family="paragraph" style:parent-style-name="Standard">
      <style:text-properties fo:font-size="11pt" officeooo:rsid="000df520" officeooo:paragraph-rsid="0011497c" style:font-size-asian="11pt" style:font-size-complex="11pt"/>
    </style:style>
    <style:style style:name="P37" style:family="paragraph" style:parent-style-name="Standard">
      <style:text-properties fo:font-size="11pt" officeooo:rsid="000df520" officeooo:paragraph-rsid="00121e33" style:font-size-asian="11pt" style:font-size-complex="11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1pt" officeooo:rsid="00121e33" officeooo:paragraph-rsid="00121e33" style:font-size-asian="11pt" style:font-size-complex="11pt"/>
    </style:style>
    <style:style style:name="P39" style:family="paragraph" style:parent-style-name="Standard">
      <style:text-properties fo:font-size="11pt" officeooo:rsid="00121e33" officeooo:paragraph-rsid="00121e33" style:font-size-asian="11pt" style:font-size-complex="11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0pt" officeooo:rsid="00121e33" officeooo:paragraph-rsid="00121e33" style:font-size-asian="10pt" style:font-size-complex="10pt"/>
    </style:style>
    <style:style style:name="P41" style:family="paragraph" style:parent-style-name="Standard">
      <style:text-properties fo:font-size="6pt" officeooo:rsid="000df520" officeooo:paragraph-rsid="00121e33" style:font-size-asian="5.25pt" style:font-size-complex="6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121e33" officeooo:paragraph-rsid="00121e33" style:font-size-asian="11pt" style:font-size-complex="11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0pt" officeooo:rsid="00121e33" officeooo:paragraph-rsid="00121e33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Calibri Light" fo:font-size="10pt" officeooo:rsid="00121e33" officeooo:paragraph-rsid="00121e3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109" style:font-weight-asian="bold" style:font-weight-complex="bold"/>
    </style:style>
    <style:style style:name="T3" style:family="text">
      <style:text-properties fo:font-weight="bold" officeooo:rsid="0011497c" style:font-weight-asian="bold" style:font-weight-complex="bold"/>
    </style:style>
    <style:style style:name="T4" style:family="text">
      <style:text-properties fo:font-weight="bold" officeooo:rsid="00121e33" style:font-weight-asian="bold" style:font-weight-complex="bold"/>
    </style:style>
    <style:style style:name="T5" style:family="text">
      <style:text-properties style:font-name="Calibri Light" fo:font-size="11pt" officeooo:rsid="000fc5a1" style:font-size-asian="11pt" style:font-size-complex="11pt"/>
    </style:style>
    <style:style style:name="T6" style:family="text">
      <style:text-properties style:font-name="Calibri Light" fo:font-size="11pt" officeooo:rsid="00111109" style:font-size-asian="11pt" style:font-size-complex="11pt"/>
    </style:style>
    <style:style style:name="T7" style:family="text">
      <style:text-properties style:font-name="Calibri Light" fo:font-size="11pt" fo:font-weight="bold" officeooo:rsid="000fc5a1" style:font-size-asian="11pt" style:font-weight-asian="bold" style:font-size-complex="11pt" style:font-weight-complex="bold"/>
    </style:style>
    <style:style style:name="T8" style:family="text">
      <style:text-properties style:font-name="Calibri Light" fo:font-size="11pt" fo:font-weight="bold" officeooo:rsid="00111109" style:font-size-asian="11pt" style:font-weight-asian="bold" style:font-size-complex="11pt" style:font-weight-complex="bold"/>
    </style:style>
    <style:style style:name="T9" style:family="text">
      <style:text-properties style:font-name="Calibri Light" fo:font-size="11pt" fo:font-weight="bold" officeooo:rsid="00121e33" style:font-size-asian="11pt" style:font-weight-asian="bold" style:font-size-complex="11pt" style:font-weight-complex="bold"/>
    </style:style>
    <style:style style:name="T10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Calibri Light" fo:font-size="10pt" fo:font-weight="bold" officeooo:rsid="000fc5a1" style:font-size-asian="10pt" style:font-weight-asian="bold" style:font-size-complex="10pt" style:font-weight-complex="bold"/>
    </style:style>
    <style:style style:name="T12" style:family="text">
      <style:text-properties style:font-name="Calibri Light" fo:font-size="10pt" officeooo:rsid="000fc5a1" style:font-size-asian="10pt" style:font-size-complex="10pt"/>
    </style:style>
    <style:style style:name="T13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Calibri Light" fo:font-size="10pt" fo:font-weight="normal" officeooo:rsid="000fc5a1" style:font-size-asian="10pt" style:font-weight-asian="normal" style:font-size-complex="10pt" style:font-weight-complex="normal"/>
    </style:style>
    <style:style style:name="T15" style:family="text">
      <style:text-properties style:font-name="Calibri Light" fo:font-size="10pt" fo:font-weight="normal" officeooo:rsid="00111109" style:font-size-asian="10pt" style:font-weight-asian="normal" style:font-size-complex="10pt" style:font-weight-complex="normal"/>
    </style:style>
    <style:style style:name="T16" style:family="text">
      <style:text-properties style:font-name="Calibri Light" fo:font-size="10pt" fo:font-weight="normal" officeooo:rsid="00121e33" style:font-size-asian="10pt" style:font-weight-asian="normal" style:font-size-complex="10pt" style:font-weight-complex="normal"/>
    </style:style>
    <style:style style:name="T17" style:family="text">
      <style:text-properties style:font-name="Calibri Light" fo:font-size="10pt" fo:font-weight="normal" officeooo:rsid="001567e9" style:font-size-asian="10pt" style:font-weight-asian="normal" style:font-size-complex="10pt" style:font-weight-complex="normal"/>
    </style:style>
    <style:style style:name="T18" style:family="text">
      <style:text-properties style:font-name="Calibri Light" fo:font-weight="bold" officeooo:rsid="00111109" style:font-weight-asian="bold" style:font-weight-complex="bold"/>
    </style:style>
    <style:style style:name="T19" style:family="text">
      <style:text-properties style:font-name="Calibri Light" fo:font-weight="bold" officeooo:rsid="0011497c" style:font-weight-asian="bold" style:font-weight-complex="bold"/>
    </style:style>
    <style:style style:name="T20" style:family="text">
      <style:text-properties style:font-name="Calibri Light" fo:font-weight="bold" officeooo:rsid="00121e33" style:font-weight-asian="bold" style:font-weight-complex="bold"/>
    </style:style>
    <style:style style:name="T21" style:family="text">
      <style:text-properties style:font-name="Calibri Light" fo:font-weight="bold" officeooo:rsid="001878f1" style:font-weight-asian="bold" style:font-weight-complex="bold"/>
    </style:style>
    <style:style style:name="T22" style:family="text">
      <style:text-properties style:font-name="Calibri Light" fo:font-weight="normal" officeooo:rsid="00111109" style:font-weight-asian="normal" style:font-weight-complex="normal"/>
    </style:style>
    <style:style style:name="T23" style:family="text">
      <style:text-properties style:font-name="Calibri Light" fo:font-weight="normal" officeooo:rsid="0011497c" style:font-weight-asian="normal" style:font-weight-complex="normal"/>
    </style:style>
    <style:style style:name="T24" style:family="text">
      <style:text-properties style:font-name="Calibri Light" fo:font-weight="normal" officeooo:rsid="00121e33" style:font-weight-asian="normal" style:font-weight-complex="normal"/>
    </style:style>
    <style:style style:name="T25" style:family="text">
      <style:text-properties style:font-name="Calibri Light" fo:font-size="9pt" fo:font-weight="normal" officeooo:rsid="00121e33" style:font-size-asian="9pt" style:font-weight-asian="normal" style:font-size-complex="9pt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style="italic" fo:font-weight="normal" officeooo:rsid="0011497c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0fc5a1"/>
    </style:style>
    <style:style style:name="T30" style:family="text">
      <style:text-properties officeooo:rsid="0011110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1109" style:font-weight-asian="normal" style:font-weight-complex="normal"/>
    </style:style>
    <style:style style:name="T33" style:family="text">
      <style:text-properties fo:font-weight="normal" officeooo:rsid="0011497c" style:font-weight-asian="normal" style:font-weight-complex="normal"/>
    </style:style>
    <style:style style:name="T34" style:family="text">
      <style:text-properties fo:color="#000000" loext:opacity="100%" style:font-name="Calibri Light" fo:font-weight="normal" style:font-weight-asian="normal" style:font-weight-complex="normal"/>
    </style:style>
    <style:style style:name="T35" style:family="text">
      <style:text-properties fo:color="#000000" loext:opacity="100%" style:font-name="Calibri Light" fo:font-weight="normal" officeooo:rsid="0011497c" style:font-weight-asian="normal" style:font-weight-complex="normal"/>
    </style:style>
    <style:style style:name="T36" style:family="text">
      <style:text-properties fo:color="#000000" loext:opacity="100%" style:font-name="Calibri Light" fo:font-weight="normal" officeooo:rsid="00121e33" style:font-weight-asian="normal" style:font-weight-complex="normal"/>
    </style:style>
    <style:style style:name="T37" style:family="text">
      <style:text-properties fo:color="#000000" loext:opacity="100%" style:font-name="Calibri Light" fo:font-weight="normal" officeooo:rsid="001787f9" style:font-weight-asian="normal" style:font-weight-complex="normal"/>
    </style:style>
    <style:style style:name="T38" style:family="text">
      <style:text-properties fo:color="#000000" loext:opacity="100%" style:font-name="Calibri Light" fo:font-weight="bold" style:font-weight-asian="bold" style:font-weight-complex="bold"/>
    </style:style>
    <style:style style:name="T39" style:family="text">
      <style:text-properties fo:color="#666666" loext:opacity="100%" style:font-name="Calibri Light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666666" loext:opacity="100%" style:font-name="Calibri Light" fo:font-size="10pt" fo:font-weight="bold" style:font-size-asian="10pt" style:font-weight-asian="bold" style:font-size-complex="10pt" style:font-weight-complex="bold"/>
    </style:style>
    <style:style style:name="T41" style:family="text">
      <style:text-properties officeooo:rsid="0011497c"/>
    </style:style>
    <style:style style:name="T42" style:family="text">
      <style:text-properties fo:color="#b2b2b2" loext:opacity="100%" style:font-name="Calibri Light" fo:font-size="9pt" fo:font-weight="normal" officeooo:rsid="0011497c" style:font-size-asian="9pt" style:font-weight-asian="normal" style:font-size-complex="9pt" style:font-weight-complex="normal"/>
    </style:style>
    <style:style style:name="T43" style:family="text">
      <style:text-properties officeooo:rsid="00132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9">Ejercicios</text:span> Repaso <text:span text:style-name="T29">BD</text:span></text:p>
      <text:p text:style-name="P13"/>
      <text:p text:style-name="P24">Realiza los siguientes ejercicios en MySQL a partir de la siguiente base de datos.</text:p>
      <text:p text:style-name="P2"/>
      <text:p text:style-name="P5">CREATE DATABASE IF NOT EXISTS Netflix;<text:line-break/>USE Netflix;<text:line-break/><text:line-break/>CREATE TABLE IF NOT EXISTS Peliculas(</text:p>
      <text:p text:style-name="P6"><text:s text:c="4"/>ID int primary key,<text:line-break/> <text:s text:c="3"/>Nombre VARCHAR(30),<text:line-break/> <text:s text:c="3"/>Duracion INT <text:span text:style-name="T41">NOT NULL</text:span>,<text:line-break/> <text:s text:c="3"/>Director VARCHAR(20),<text:line-break/> <text:s text:c="3"/>Genero ENUM ('acción', 'drama', 'comedia'),<text:line-break/> <text:s text:c="3"/>Nota <text:span text:style-name="T41">decimal(2,1),</text:span></text:p>
      <text:p text:style-name="P6"><text:s text:c="4"/><text:span text:style-name="T43">Protagonista int</text:span><text:line-break/>);</text:p>
      <text:p text:style-name="P4"/>
      <text:p text:style-name="P4"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p>
      <text:p text:style-name="P1"/>
      <text:p text:style-name="P14">FUNCIONES</text:p>
      <text:p text:style-name="P7"/>
      <text:p text:style-name="P7"><text:span text:style-name="T1">Ejercicio 1.-</text:span> Crea una función en MySQL que se encargue de<text:span text:style-name="T1"> mostrar información </text:span>de la tabla películas.</text:p>
      <text:p text:style-name="P9"/>
      <text:p text:style-name="P7"><text:tab/><text:span text:style-name="T26">- Número de películas que contiene la tabla</text:span></text:p>
      <text:p text:style-name="P11"><text:tab/>- Media de duración de las películas</text:p>
      <text:p text:style-name="P11"><text:tab/>- Puntuación máxima de las notas de las películas</text:p>
      <text:p text:style-name="P11"><text:tab/>- Puntuación mínima de las notas de las películas</text:p>
      <text:p text:style-name="P7"/>
      <text:p text:style-name="P3"/>
      <text:p text:style-name="P17"><text:span text:style-name="T7">Ejercicio 2.- </text:span><text:span text:style-name="T5">Crea una función en MySQL que a partir de dos IDs insertados por el usuario, devuelva el </text:span><text:span text:style-name="T7">n</text:span><text:span text:style-name="T9">o</text:span><text:span text:style-name="T7">mbre de la película con menor puntuación</text:span><text:span text:style-name="T5"> de las dos.</text:span></text:p>
      <text:p text:style-name="P19"/>
      <text:p text:style-name="P17"><text:span text:style-name="T7"><text:tab/></text:span><text:span text:style-name="T11">- Control de errores: </text:span><text:span text:style-name="T14">si alguno de los </text:span><text:span text:style-name="T16">do</text:span><text:span text:style-name="T14">s no existe, devuelve un mensaje de error</text:span></text:p>
      <text:p text:style-name="P17"/>
      <text:p text:style-name="P17"/>
      <text:p text:style-name="P18"><text:span text:style-name="T7">Ejercicio </text:span><text:span text:style-name="T8">3</text:span><text:span text:style-name="T7">.- </text:span><text:span text:style-name="T5">Crea una función en MySQL que a partir del Genero de la película insertado por el usuario devuelva el </text:span><text:span text:style-name="T7">número de películas de ese género</text:span><text:span text:style-name="T5"> contenidas en la tabla, </text:span><text:span text:style-name="T6">siempre y cuando existan más de 2 películas de dicho genero en la base de datos.</text:span></text:p>
      <text:p text:style-name="P20"><text:tab/></text:p>
      <text:p text:style-name="P18"><text:span text:style-name="T7"><text:tab/></text:span><text:span text:style-name="T11">- Control de errores: </text:span><text:span text:style-name="T12">si el género no existe, devuelve un mensaje de error</text:span></text:p>
      <text:p text:style-name="P18"/>
      <text:p text:style-name="P18"/>
      <text:p text:style-name="P30"><text:span text:style-name="T7">Ejercicio </text:span><text:span text:style-name="T8">4.</text:span><text:span text:style-name="T7">- </text:span><text:span text:style-name="T5">Crea una función en MySQL que a partir del </text:span><text:span text:style-name="T6">dos números</text:span><text:span text:style-name="T5"> insertado</text:span><text:span text:style-name="T6">s</text:span><text:span text:style-name="T5"> por el usuario, devuelva </text:span><text:span text:style-name="T6">el </text:span><text:span text:style-name="T8">nombre de las películas (concatenadas) contenidas en ese límite.</text:span><text:span text:style-name="T5"> </text:span><text:span text:style-name="T6">El primer dato que inserte el usuario corresponderá al número de saltos (número de registros a omitir) que desea dar el usuario. El segundo dato corresponderá al número de registros que se desean mostrar.</text:span></text:p>
      <text:p text:style-name="P21"><text:tab/></text:p>
      <text:p text:style-name="P31"><text:span text:style-name="T11">- Control de errores:</text:span><text:span text:style-name="T14"> </text:span><text:span text:style-name="T15">si la suma de ambos datos es </text:span><text:span text:style-name="T17">mayor</text:span><text:span text:style-name="T15"> o igual que el número de registros total de la tabla, se mostrará un mensaje de error</text:span></text:p>
      <text:p text:style-name="P26"><text:tab/></text:p>
      <text:p text:style-name="P32"><text:span text:style-name="T1">Ejemplo)</text:span> <text:span text:style-name="T30">select ej4(4, 2)</text:span></text:p>
      <text:p text:style-name="P33"/>
      <text:p text:style-name="P5"><text:span text:style-name="T30"><text:tab/></text:span><text:span text:style-name="T2">RESULTADO: </text:span>Oceans Eleven <text:span text:style-name="T30">Buscando a Nemo</text:span></text:p>
      <text:p text:style-name="P15"/>
      <text:p text:style-name="P15"/>
      <text:p text:style-name="P15"><text:soft-page-break/>PROCEDIMIENTOS</text:p>
      <text:p text:style-name="P16"/>
      <text:p text:style-name="P8"><text:span text:style-name="T2">Ejercicio 5.- </text:span><text:span text:style-name="T32">Crea un procedimiento en MySQL </text:span><text:span text:style-name="T33">que a partir de un dato dado por el usuario </text:span><text:span text:style-name="T3">añada un nuevo registro a la tabla Pel</text:span><text:span text:style-name="T4">í</text:span><text:span text:style-name="T3">culas</text:span><text:span text:style-name="T33"> con los siguientes datos específicos. </text:span></text:p>
      <text:p text:style-name="P10"/>
      <text:p text:style-name="P25"><text:span text:style-name="T3">- ID:</text:span><text:span text:style-name="T33"> añade un ID que sea igual al ID mayor de la tabla más 1<text:line-break/></text:span><text:span text:style-name="T3">- Nombre:</text:span><text:span text:style-name="T33"> dato insertado por el usuario<text:line-break/></text:span><text:span text:style-name="T3"> - Duracion:</text:span><text:span text:style-name="T33"> añade una duración igual al 80% de la duración de la película con mayor duración de la tabla<text:line-break/></text:span><text:span text:style-name="T3"> - Director: </text:span><text:span text:style-name="T33">deja el dato vacío<text:line-break/></text:span><text:span text:style-name="T3"> - Genero:</text:span><text:span text:style-name="T33"> añade un género aleatorio de los 3 posibles<text:line-break/></text:span><text:span text:style-name="T3"> - Nota:</text:span><text:span text:style-name="T33"> añade un 10 de nota</text:span></text:p>
      <text:p text:style-name="P22"/>
      <text:p text:style-name="P8"><text:span text:style-name="T33">*</text:span><text:span text:style-name="T27">Muestra la tabla en el propio procedimiento.</text:span></text:p>
      <text:p text:style-name="P28"/>
      <text:p text:style-name="P28"/>
      <text:p text:style-name="P36"><text:span text:style-name="T18">Ejercicio </text:span><text:span text:style-name="T21">6</text:span><text:span text:style-name="T18">.- </text:span><text:span text:style-name="T22">Crea un procedimiento en MySQL </text:span><text:span text:style-name="T23">que a partir de </text:span><text:span text:style-name="T24">un </text:span><text:span text:style-name="T23">ID insertado por el usuario, </text:span><text:span text:style-name="T19">modifique el nombre del director de dicha película</text:span><text:span text:style-name="T23">. El nuevo nombre del director será el mismo nombre que tenía de derecha a izquierda. </text:span><text:span text:style-name="T35">Muestra la tabla en el propio procedimiento.</text:span></text:p>
      <text:p text:style-name="P36"/>
      <text:p text:style-name="P36"><text:span text:style-name="T23"><text:tab/></text:span><text:span text:style-name="T40">Ejemplo)</text:span><text:span text:style-name="T39"> </text:span><text:span text:style-name="T42">Fernando → odnanreF</text:span></text:p>
      <text:p text:style-name="P36"/>
      <text:p text:style-name="P8"><text:span text:style-name="T33">*</text:span><text:span text:style-name="T27">Muestra la tabla en el propio procedimiento.</text:span></text:p>
      <text:p text:style-name="P36"/>
      <text:p text:style-name="P36"/>
      <text:p text:style-name="P37"><text:span text:style-name="T18">Ejercicio </text:span><text:span text:style-name="T21">7</text:span><text:span text:style-name="T18">.- </text:span><text:span text:style-name="T22">Crea un procedimiento en MySQL </text:span><text:span text:style-name="T23">que a partir de </text:span><text:span text:style-name="T24">dos datos insertados por el usuario realice una </text:span><text:span text:style-name="T20">consulta SQL</text:span><text:span text:style-name="T24"> a la tabla Películas. </text:span><text:span text:style-name="T36">El usuario insertará </text:span><text:span text:style-name="T37">2</text:span><text:span text:style-name="T36"> datos en la ejecución del procedimiento, nombre columna y valor columna.</text:span></text:p>
      <text:p text:style-name="P41"/>
      <text:p text:style-name="P40"><text:span text:style-name="T38">- Nombre columna: </text:span><text:span text:style-name="T34">corresponderá a la columna por la cual desea filtrar los datos (Nombre, Duración, Nota)</text:span></text:p>
      <text:p text:style-name="P40"><text:span text:style-name="T38">- Valor columna:</text:span><text:span text:style-name="T34"> corresponderá a los valores que NO se desean mostrar de la columna</text:span></text:p>
      <text:p text:style-name="P40"/>
      <text:p text:style-name="P27">- Condiciones:</text:p>
      <text:p text:style-name="P40"><text:span text:style-name="T34">- Si la columna elegida es </text:span><text:span text:style-name="T38">Nombre</text:span><text:span text:style-name="T34">,</text:span><text:span text:style-name="T38"> </text:span><text:span text:style-name="T34">mostraremos todos los datos ordenados alfabéticamente por nombre</text:span></text:p>
      <text:p text:style-name="P40"><text:span text:style-name="T34">- Si la columna elegida es </text:span><text:span text:style-name="T38">Duración</text:span><text:span text:style-name="T34">, mostraremos todos los datos ordenados por la duración (de menor a mayor)</text:span></text:p>
      <text:p text:style-name="P40"><text:span text:style-name="T34">- Si la columna elegida es</text:span><text:span text:style-name="T38"> Nota</text:span><text:span text:style-name="T34">, mostraremos todos los datos ordenados por la nota (de mayor a menor)</text:span></text:p>
      <text:p text:style-name="P38"/>
      <text:p text:style-name="P39"/>
      <text:p text:style-name="P35"><text:span text:style-name="T10">Ejemplo)</text:span><text:span text:style-name="T13"> </text:span><text:span text:style-name="T25">Call ej8(“Nombre”, “Bright”)</text:span></text:p>
      <text:p text:style-name="P35"/>
      <text:p text:style-name="P34">El procedimiento mostrará todos los datos de la tabla Películas ordenador alfabéticamente por el Nombre de las películas, sin incluir la película “Bright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09:27:52.826000000</meta:creation-date>
    <dc:date>2023-05-18T13:10:20.601000000</dc:date>
    <meta:editing-duration>PT2H31M37S</meta:editing-duration>
    <meta:editing-cycles>1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9" meta:word-count="703" meta:character-count="4229" meta:non-whitespace-character-count="3517"/>
  </office:meta>
</office:document-meta>
</file>